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1" table:default-cell-style-name="ce3"/>
        <table:table-column table:style-name="co1" table:number-columns-repeated="5" table:default-cell-style-name="ce4"/>
        <table:table-column table:style-name="co1" table:default-cell-style-name="ce5"/>
        <table:table-column table:style-name="co1" table:number-columns-repeated="4" table:default-cell-style-name="ce4"/>
        <table:table-column table:style-name="co1" table:number-columns-repeated="1000" table:default-cell-style-name="Default"/>
        <table:table-row table:style-name="ro1">
          <table:table-cell table:style-name="Default"/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Ti</text:p>
          </table:table-cell>
          <table:table-cell office:value-type="string" calcext:value-type="string">
            <text:p>Sr</text:p>
          </table:table-cell>
          <table:table-cell table:style-name="ce3" office:value-type="string" calcext:value-type="string">
            <text:p>Zn</text:p>
          </table:table-cell>
          <table:table-cell table:style-name="ce3" office:value-type="string" calcext:value-type="string">
            <text:p>Zr</text:p>
          </table:table-cell>
          <table:table-cell table:style-name="ce3" office:value-type="string" calcext:value-type="string">
            <text:p>Cu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Ni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Nd</text:p>
          </table:table-cell>
          <table:table-cell table:style-name="ce3" office:value-type="string" calcext:value-type="string">
            <text:p>Ce</text:p>
          </table:table-cell>
          <table:table-cell table:style-name="ce6" table:number-columns-repeated="1000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94.498042" calcext:value-type="float">
            <text:p>94.498042</text:p>
          </table:table-cell>
          <table:table-cell office:value-type="float" office:value="4.466065" calcext:value-type="float">
            <text:p>4.466065</text:p>
          </table:table-cell>
          <table:table-cell office:value-type="float" office:value="0.470013" calcext:value-type="float">
            <text:p>0.470013</text:p>
          </table:table-cell>
          <table:table-cell office:value-type="float" office:value="0.23165" calcext:value-type="float">
            <text:p>0.23165</text:p>
          </table:table-cell>
          <table:table-cell office:value-type="float" office:value="0.046732" calcext:value-type="float">
            <text:p>0.046732</text:p>
          </table:table-cell>
          <table:table-cell office:value-type="float" office:value="0.020719" calcext:value-type="float">
            <text:p>0.020719</text:p>
          </table:table-cell>
          <table:table-cell table:style-name="ce4" office:value-type="float" office:value="0.019804" calcext:value-type="float">
            <text:p>0.019804</text:p>
          </table:table-cell>
          <table:table-cell office:value-type="float" office:value="0.065016" calcext:value-type="float">
            <text:p>0.065016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.070925" calcext:value-type="float">
            <text:p>0.07092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100065" calcext:value-type="float">
            <text:p>0.10006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0065" calcext:value-type="float">
            <text:p>6.5E-0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705544" calcext:value-type="float">
            <text:p>0.705544</text:p>
          </table:table-cell>
          <table:table-cell office:value-type="float" office:value="0.588131" calcext:value-type="float">
            <text:p>0.588131</text:p>
          </table:table-cell>
          <table:table-cell office:value-type="float" office:value="0.160053" calcext:value-type="float">
            <text:p>0.160053</text:p>
          </table:table-cell>
          <table:table-cell office:value-type="float" office:value="0.059544" calcext:value-type="float">
            <text:p>0.059544</text:p>
          </table:table-cell>
          <table:table-cell office:value-type="float" office:value="0.013049" calcext:value-type="float">
            <text:p>0.013049</text:p>
          </table:table-cell>
          <table:table-cell office:value-type="float" office:value="0.017485" calcext:value-type="float">
            <text:p>0.017485</text:p>
          </table:table-cell>
          <table:table-cell table:style-name="ce5" office:value-type="float" office:value="0.07592464" calcext:value-type="float">
            <text:p>7.59E-02</text:p>
          </table:table-cell>
          <table:table-cell office:value-type="float" office:value="0.139721" calcext:value-type="float">
            <text:p>0.139721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0.038714" calcext:value-type="float">
            <text:p>0.038714</text:p>
          </table:table-cell>
          <table:table-cell office:value-type="float" office:value="0.008405" calcext:value-type="float">
            <text:p>0.00840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6.515869E-019" calcext:value-type="float">
            <text:p>6.52E-19</text:p>
          </table:table-cell>
          <table:table-cell office:value-type="float" office:value="0" calcext:value-type="float">
            <text:p>0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15212" calcext:value-type="float">
            <text:p>0.015212</text:p>
          </table:table-cell>
          <table:table-cell office:value-type="float" office:value="0.001143" calcext:value-type="float">
            <text:p>0.001143</text:p>
          </table:table-cell>
          <table:table-cell table:style-name="ce4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Limits</text:p>
          </table:table-cell>
          <table:table-cell table:style-name="Default" table:number-columns-repeated="17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13:19:05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20-03-25T13:33:51.468000000</dc:date>
    <meta:editing-duration>PT4M34S</meta:editing-duration>
    <meta:editing-cycles>2</meta:editing-cycles>
    <meta:document-statistic meta:table-count="1" meta:cell-count="54" meta:object-count="0"/>
  </office:meta>
</office:document-meta>
</file>